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PGSQL Tutorial</text:p>
      <text:p text:style-name="Standard"/>
      <text:p text:style-name="Standard">CREATE LANGUAGE plpgsql</text:p>
      <text:p text:style-name="Standard"/>
      <text:p text:style-name="Standard">CREATE FUNCTION populate() RETURNS integer AS $$</text:p>
      <text:p text:style-name="Standard">DECLARE</text:p>
      <text:p text:style-name="Standard"><text:s text:c="4"/>-- declarações</text:p>
      <text:p text:style-name="Standard">BEGIN</text:p>
      <text:p text:style-name="Standard"><text:s text:c="4"/>PERFORM minha_funcao();</text:p>
      <text:p text:style-name="Standard">END;</text:p>
      <text:p text:style-name="Standard">$$ LANGUAGE plpgsql;</text:p>
      <text:p text:style-name="Standard"/>
      <text:p text:style-name="Standard"/>
      <text:p text:style-name="Standard">CREATE OR REPLACE FUNCTION funcao_teste(integer) RETURNS integer AS $$</text:p>
      <text:p text:style-name="Standard"><text:s text:c="10"/>....</text:p>
      <text:p text:style-name="Standard">$$ LANGUAGE plpgsql;</text:p>
      <text:p text:style-name="Standard"/>
      <text:p text:style-name="Standard"/>
      <text:p text:style-name="Standard">Um bloco é definido como:</text:p>
      <text:p text:style-name="Standard"/>
      <text:p text:style-name="Standard">[ &lt;&lt;rótulo&gt;&gt; ]</text:p>
      <text:p text:style-name="Standard">[ DECLARE</text:p>
      <text:p text:style-name="Standard"><text:s text:c="4"/>declarações ]</text:p>
      <text:p text:style-name="Standard">BEGIN</text:p>
      <text:p text:style-name="Standard"><text:s text:c="4"/>instruções</text:p>
      <text:p text:style-name="Standard">END;</text:p>
      <text:p text:style-name="Standard"/>
      <text:p text:style-name="Standard"/>
      <text:p text:style-name="Standard">CREATE FUNCTION func_escopo() RETURNS integer AS $$</text:p>
      <text:p text:style-name="Standard">DECLARE</text:p>
      <text:p text:style-name="Standard"><text:s text:c="4"/>quantidade integer := 30;</text:p>
      <text:p text:style-name="Standard">BEGIN</text:p>
      <text:p text:style-name="Standard"><text:s text:c="4"/>RAISE NOTICE 'Aqui a quantidade é %', quantidade; <text:s/>-- A quantidade aqui é 30</text:p>
      <text:p text:style-name="Standard"><text:s text:c="4"/>quantidade := 50;</text:p>
      <text:p text:style-name="Standard"><text:s text:c="4"/>--</text:p>
      <text:p text:style-name="Standard"><text:s text:c="4"/>-- Criar um sub-bloco</text:p>
      <text:p text:style-name="Standard"><text:s text:c="4"/>--</text:p>
      <text:p text:style-name="Standard"><text:s text:c="4"/>DECLARE</text:p>
      <text:p text:style-name="Standard"><text:s text:c="8"/>quantidade integer := 80;</text:p>
      <text:p text:style-name="Standard"><text:s text:c="4"/>BEGIN</text:p>
      <text:p text:style-name="Standard"><text:s text:c="8"/>RAISE NOTICE 'Aqui a quantidade é %', quantidade; -- A quantidade é 80</text:p>
      <text:p text:style-name="Standard"><text:s text:c="4"/>END;</text:p>
      <text:p text:style-name="Standard"/>
      <text:p text:style-name="Standard"><text:s text:c="4"/>RAISE NOTICE 'Aqui a quantidade é %', quantidade; <text:s/>-- A quantidade aqui é 50</text:p>
      <text:p text:style-name="Standard"/>
      <text:p text:style-name="Standard"><text:s text:c="4"/>RETURN quantidade;</text:p>
      <text:p text:style-name="Standard">END;</text:p>
      <text:p text:style-name="Standard">$$ LANGUAGE plpgsql;</text:p>
      <text:p text:style-name="Standard"/>
      <text:p text:style-name="Standard">=&gt; SELECT func_escopo();</text:p>
      <text:p text:style-name="Standard"/>
      <text:p text:style-name="Standard"/>
      <text:p text:style-name="Standard"><text:soft-page-break/>Abaixo seguem alguns exemplos de declaração de variáveis:</text:p>
      <text:p text:style-name="Standard"/>
      <text:p text:style-name="Standard">id_usuario <text:s text:c="2"/>integer;</text:p>
      <text:p text:style-name="Standard">quantidade <text:s text:c="2"/>numeric(5);</text:p>
      <text:p text:style-name="Standard">url <text:s text:c="9"/>varchar;</text:p>
      <text:p text:style-name="Standard">minha_linha <text:s/>nome_da_tabela%ROWTYPE;</text:p>
      <text:p text:style-name="Standard">meu_campo <text:s text:c="3"/>nome_da_tabela.nome_da_coluna%TYPE;</text:p>
      <text:p text:style-name="Standard">uma_linha <text:s text:c="3"/>RECORD;</text:p>
      <text:p text:style-name="Standard"/>
      <text:p text:style-name="Standard">A sintaxe geral para declaração de variáveis é:</text:p>
      <text:p text:style-name="Standard"/>
      <text:p text:style-name="Standard">nome [ CONSTANT ] tipo [ NOT NULL ] [ { DEFAULT | := } expressão ];</text:p>
      <text:p text:style-name="Standard">CREATE FUNCTION taxa_de_venda(subtotal real) RETURNS real AS $$</text:p>
      <text:p text:style-name="Standard">BEGIN</text:p>
      <text:p text:style-name="Standard"><text:s text:c="4"/>RETURN subtotal * 0.06;</text:p>
      <text:p text:style-name="Standard">END;</text:p>
      <text:p text:style-name="Standard">$$ LANGUAGE plpgsql;</text:p>
      <text:p text:style-name="Standard"/>
      <text:p text:style-name="Standard"/>
      <text:p text:style-name="Standard">CREATE FUNCTION taxa_de_venda(real) RETURNS real AS $$</text:p>
      <text:p text:style-name="Standard">DECLARE</text:p>
      <text:p text:style-name="Standard"><text:s text:c="4"/>subtotal ALIAS FOR $1;</text:p>
      <text:p text:style-name="Standard">BEGIN</text:p>
      <text:p text:style-name="Standard"><text:s text:c="4"/>RETURN subtotal * 0.06;</text:p>
      <text:p text:style-name="Standard">END;</text:p>
      <text:p text:style-name="Standard">$$ LANGUAGE plpgsql;</text:p>
      <text:p text:style-name="Standard"/>
      <text:p text:style-name="Standard"/>
      <text:p text:style-name="Standard">CREATE FUNCTION instr(varchar, integer) RETURNS integer AS $$</text:p>
      <text:p text:style-name="Standard">DECLARE</text:p>
      <text:p text:style-name="Standard"><text:s text:c="4"/>v_string ALIAS FOR $1;</text:p>
      <text:p text:style-name="Standard"><text:s text:c="4"/>index <text:s text:c="3"/>ALIAS FOR $2;</text:p>
      <text:p text:style-name="Standard">BEGIN</text:p>
      <text:p text:style-name="Standard"><text:s text:c="4"/>-- algum processamento neste ponto</text:p>
      <text:p text:style-name="Standard">END;</text:p>
      <text:p text:style-name="Standard">$$ LANGUAGE plpgsql;</text:p>
      <text:p text:style-name="Standard"/>
      <text:p text:style-name="Standard"/>
      <text:p text:style-name="Standard">CREATE FUNCTION concatenar_campos_selecionados(in_t nome_da_tabela) RETURNS text AS $$</text:p>
      <text:p text:style-name="Standard">BEGIN</text:p>
      <text:p text:style-name="Standard"><text:s text:c="4"/>RETURN in_t.f1 || in_t.f3 || in_t.f5 || in_t.f7;</text:p>
      <text:p text:style-name="Standard">END;</text:p>
      <text:p text:style-name="Standard">$$ LANGUAGE plpgsql;</text:p>
      <text:p text:style-name="Standard"/>
      <text:p text:style-name="Standard">CREATE FUNCTION somar_tres_valores(v1 anyelement, v2 anyelement, v3 anyelement)</text:p>
      <text:p text:style-name="Standard">RETURNS anyelement AS $$</text:p>
      <text:p text:style-name="Standard">DECLARE</text:p>
      <text:p text:style-name="Standard"><text:s text:c="4"/>resultado ALIAS FOR $0;</text:p>
      <text:p text:style-name="Standard">BEGIN</text:p>
      <text:p text:style-name="Standard"><text:s text:c="4"/>resultado := v1 + v2 + v3;</text:p>
      <text:p text:style-name="Standard"><text:s text:c="4"/>RETURN resultado;</text:p>
      <text:p text:style-name="Standard"><text:soft-page-break/>END;</text:p>
      <text:p text:style-name="Standard">$$ LANGUAGE plpgsql;</text:p>
      <text:p text:style-name="Standard"/>
      <text:p text:style-name="Standard">SELECT somar_tres_valores(10,20,30);</text:p>
      <text:p text:style-name="Standard">SELECT somar_tres_valores(1.1,2.2,3.3);</text:p>
      <text:p text:style-name="Standard"/>
      <text:p text:style-name="Standard"/>
      <text:p text:style-name="Standard">CREATE FUNCTION mesclar_campos(t_linha nome_da_tabela) RETURNS text AS $$</text:p>
      <text:p text:style-name="Standard">DECLARE</text:p>
      <text:p text:style-name="Standard"><text:s text:c="4"/>t2_linha nome_tabela2%ROWTYPE;</text:p>
      <text:p text:style-name="Standard">BEGIN</text:p>
      <text:p text:style-name="Standard"><text:s text:c="4"/>SELECT * INTO t2_linha FROM nome_tabela2 WHERE ... ;</text:p>
      <text:p text:style-name="Standard"><text:s text:c="4"/>RETURN t_linha.f1 || t2_linha.f3 || t_linha.f5 || t2_linha.f7;</text:p>
      <text:p text:style-name="Standard">END;</text:p>
      <text:p text:style-name="Standard">$$ LANGUAGE plpgsql;</text:p>
      <text:p text:style-name="Standard"/>
      <text:p text:style-name="Standard">SELECT mesclar_campos(t.*) FROM nome_da_tabela t WHERE ... ;</text:p>
      <text:p text:style-name="Standard"/>
      <text:p text:style-name="Standard">CREATE FUNCTION logfunc1(logtxt text) RETURNS timestamp AS $$</text:p>
      <text:p text:style-name="Standard"><text:s text:c="4"/>BEGIN</text:p>
      <text:p text:style-name="Standard"><text:s text:c="8"/>INSERT INTO logtable VALUES (logtxt, 'now');</text:p>
      <text:p text:style-name="Standard"><text:s text:c="8"/>RETURN 'now';</text:p>
      <text:p text:style-name="Standard"><text:s text:c="4"/>END;</text:p>
      <text:p text:style-name="Standard">$$ LANGUAGE plpgsql;</text:p>
      <text:p text:style-name="Standard"/>
      <text:p text:style-name="Standard">e</text:p>
      <text:p text:style-name="Standard"/>
      <text:p text:style-name="Standard">CREATE FUNCTION logfunc2(logtxt text) RETURNS timestamp AS $$</text:p>
      <text:p text:style-name="Standard"><text:s text:c="4"/>DECLARE</text:p>
      <text:p text:style-name="Standard"><text:s text:c="8"/>curtime timestamp;</text:p>
      <text:p text:style-name="Standard"><text:s text:c="4"/>BEGIN</text:p>
      <text:p text:style-name="Standard"><text:s text:c="8"/>curtime := 'now';</text:p>
      <text:p text:style-name="Standard"><text:s text:c="8"/>INSERT INTO logtable VALUES (logtxt, curtime);</text:p>
      <text:p text:style-name="Standard"><text:s text:c="8"/>RETURN curtime;</text:p>
      <text:p text:style-name="Standard"><text:s text:c="4"/>END;</text:p>
      <text:p text:style-name="Standard">$$ LANGUAGE plpgsql;</text:p>
      <text:p text:style-name="Standard"/>
      <text:p text:style-name="Standard">SELECT INTO meu_registro * FROM emp WHERE nome_emp = meu_nome;</text:p>
      <text:p text:style-name="Standard">IF NOT FOUND THEN</text:p>
      <text:p text:style-name="Standard"><text:s text:c="4"/>RAISE EXCEPTION ''não foi encontrado o empregado %!'', meu_nome;</text:p>
      <text:p text:style-name="Standard">END IF;</text:p>
      <text:p text:style-name="Standard"/>
      <text:p text:style-name="Standard">DECLARE</text:p>
      <text:p text:style-name="Standard"><text:s text:c="4"/>registro_usuario RECORD;</text:p>
      <text:p text:style-name="Standard">BEGIN</text:p>
      <text:p text:style-name="Standard"><text:s text:c="4"/>SELECT INTO registro_usuario * FROM usuarios WHERE id_usuario=3;</text:p>
      <text:p text:style-name="Standard"/>
      <text:p text:style-name="Standard"><text:s text:c="4"/>IF registro_usuario.pagina_web IS NULL THEN</text:p>
      <text:p text:style-name="Standard"><text:s text:c="8"/>-- o usuario não informou a página na web, retornar "http://"</text:p>
      <text:p text:style-name="Standard"><text:s text:c="8"/>RETURN ''http://'';</text:p>
      <text:p text:style-name="Standard"><text:s text:c="4"/>END IF;</text:p>
      <text:p text:style-name="Standard">END;</text:p>
      <text:p text:style-name="Standard"><text:soft-page-break/></text:p>
      <text:p text:style-name="Standard"/>
      <text:p text:style-name="Standard">PERFORM create_mv('cs_session_page_requests_mv', my_query);</text:p>
      <text:p text:style-name="Standard"/>
      <text:p text:style-name="Standard"><text:s text:c="4"/>BEGIN</text:p>
      <text:p text:style-name="Standard"><text:s text:c="8"/>y := x / 0;</text:p>
      <text:p text:style-name="Standard"><text:s text:c="4"/>EXCEPTION</text:p>
      <text:p text:style-name="Standard"><text:s text:c="8"/>WHEN division_by_zero THEN</text:p>
      <text:p text:style-name="Standard"><text:s text:c="12"/>NULL; <text:s/>-- ignorar o erro</text:p>
      <text:p text:style-name="Standard"><text:s text:c="4"/>END;</text:p>
      <text:p text:style-name="Standard"/>
      <text:p text:style-name="Standard"><text:s text:c="4"/>BEGIN</text:p>
      <text:p text:style-name="Standard"><text:s text:c="8"/>y := x / 0;</text:p>
      <text:p text:style-name="Standard"><text:s text:c="4"/>EXCEPTION</text:p>
      <text:p text:style-name="Standard"><text:s text:c="8"/>WHEN division_by_zero THEN <text:s/>-- ignorar o erro</text:p>
      <text:p text:style-name="Standard"><text:s text:c="4"/>END;</text:p>
      <text:p text:style-name="Standard"/>
      <text:p text:style-name="Standard">EXECUTE 'UPDATE tbl SET '</text:p>
      <text:p text:style-name="Standard"><text:s text:c="8"/>|| quote_ident(nome_da_coluna)</text:p>
      <text:p text:style-name="Standard"><text:s text:c="8"/>|| ' = '</text:p>
      <text:p text:style-name="Standard"><text:s text:c="8"/>|| quote_literal(novo_valor)</text:p>
      <text:p text:style-name="Standard"><text:s text:c="8"/>|| ' WHERE key = '</text:p>
      <text:p text:style-name="Standard"><text:s text:c="8"/>|| quote_literal(valor_chave);</text:p>
      <text:p text:style-name="Standard"/>
      <text:p text:style-name="Standard">EXECUTE 'UPDATE tbl SET '</text:p>
      <text:p text:style-name="Standard"><text:s text:c="8"/>|| quote_ident(nome_da_coluna)</text:p>
      <text:p text:style-name="Standard"><text:s text:c="8"/>|| ' = $$'</text:p>
      <text:p text:style-name="Standard"><text:s text:c="8"/>|| novo_valor</text:p>
      <text:p text:style-name="Standard"><text:s text:c="8"/>|| '$$ WHERE key = '</text:p>
      <text:p text:style-name="Standard"><text:s text:c="8"/>|| quote_literal(valor_chave);</text:p>
      <text:p text:style-name="Standard">GET DIAGNOSTICS variavel_inteira = ROW_COUNT;</text:p>
      <text:p text:style-name="Standard"/>
      <text:p text:style-name="Standard"/>
      <text:p text:style-name="Standard">IF v_id_usuario &lt;&gt; 0 THEN</text:p>
      <text:p text:style-name="Standard"><text:s text:c="4"/>UPDATE usuarios SET email = v_email WHERE id_usuario = v_id_usuario;</text:p>
      <text:p text:style-name="Standard">END IF;</text:p>
      <text:p text:style-name="Standard"/>
      <text:p text:style-name="Standard"/>
      <text:p text:style-name="Standard">IF id_pais IS NULL OR id_pais = ''</text:p>
      <text:p text:style-name="Standard">THEN</text:p>
      <text:p text:style-name="Standard"><text:s text:c="4"/>RETURN nome_completo;</text:p>
      <text:p text:style-name="Standard">ELSE</text:p>
      <text:p text:style-name="Standard"><text:s text:c="4"/>RETURN hp_true_filename(id_pais) || '/' || nome_completo;</text:p>
      <text:p text:style-name="Standard">END IF;</text:p>
      <text:p text:style-name="Standard"/>
      <text:p text:style-name="Standard"/>
      <text:p text:style-name="Standard">IF v_contador &gt; 0 THEN</text:p>
      <text:p text:style-name="Standard"><text:s text:c="4"/>INSERT INTO contador_de_usuários (contador) VALUES (v_contador);</text:p>
      <text:p text:style-name="Standard"><text:s text:c="4"/>RETURN 't';</text:p>
      <text:p text:style-name="Standard">ELSE</text:p>
      <text:p text:style-name="Standard"><text:s text:c="4"/>RETURN 'f';</text:p>
      <text:p text:style-name="Standard">END IF;</text:p>
      <text:p text:style-name="Standard"><text:soft-page-break/></text:p>
      <text:p text:style-name="Standard"/>
      <text:p text:style-name="Standard">IF linha_demo.sexo = 'm' THEN</text:p>
      <text:p text:style-name="Standard"><text:s text:c="4"/>sexo_extenso := 'masculino';</text:p>
      <text:p text:style-name="Standard">ELSE</text:p>
      <text:p text:style-name="Standard"><text:s text:c="4"/>IF linha_demo.sexo = 'f' THEN</text:p>
      <text:p text:style-name="Standard"><text:s text:c="8"/>sexo_extenso := 'feminino';</text:p>
      <text:p text:style-name="Standard"><text:s text:c="4"/>END IF;</text:p>
      <text:p text:style-name="Standard">END IF;</text:p>
      <text:p text:style-name="Standard"/>
      <text:p text:style-name="Standard"/>
      <text:p text:style-name="Standard">IF-THEN-ELSIF-ELSE</text:p>
      <text:p text:style-name="Standard"/>
      <text:p text:style-name="Standard">IF expressão_booleana THEN</text:p>
      <text:p text:style-name="Standard"><text:s text:c="4"/>instruções</text:p>
      <text:p text:style-name="Standard">[ ELSIF expressão_booleana THEN</text:p>
      <text:p text:style-name="Standard"><text:s text:c="4"/>instruções</text:p>
      <text:p text:style-name="Standard">[ ELSIF expressão_booleana THEN</text:p>
      <text:p text:style-name="Standard"><text:s text:c="4"/>instruções</text:p>
      <text:p text:style-name="Standard"><text:s text:c="4"/>...]]</text:p>
      <text:p text:style-name="Standard">[ ELSE</text:p>
      <text:p text:style-name="Standard"><text:s text:c="4"/>instruções ]</text:p>
      <text:p text:style-name="Standard">END IF;</text:p>
      <text:p text:style-name="Standard"/>
      <text:p text:style-name="Standard"/>
      <text:p text:style-name="Standard">IF numero = 0 THEN</text:p>
      <text:p text:style-name="Standard"><text:s text:c="4"/>resultado := 'zero';</text:p>
      <text:p text:style-name="Standard">ELSIF numero &gt; 0 THEN</text:p>
      <text:p text:style-name="Standard"><text:s text:c="4"/>resultado := 'positivo';</text:p>
      <text:p text:style-name="Standard">ELSIF numero &lt; 0 THEN</text:p>
      <text:p text:style-name="Standard"><text:s text:c="4"/>resultado := 'negativo';</text:p>
      <text:p text:style-name="Standard">ELSE</text:p>
      <text:p text:style-name="Standard"><text:s text:c="4"/>-- hmm, a única outra possibilidade é que o número seja nulo</text:p>
      <text:p text:style-name="Standard"><text:s text:c="4"/>resultado := 'NULL';</text:p>
      <text:p text:style-name="Standard">END IF;</text:p>
      <text:p text:style-name="Standard"/>
      <text:p text:style-name="Standard">LOOP</text:p>
      <text:p text:style-name="Standard"><text:s text:c="4"/>-- algum processamento</text:p>
      <text:p text:style-name="Standard"><text:s text:c="4"/>IF contador &gt; 0 THEN</text:p>
      <text:p text:style-name="Standard"><text:s text:c="8"/>EXIT; <text:s/>-- sair do laço</text:p>
      <text:p text:style-name="Standard"><text:s text:c="4"/>END IF;</text:p>
      <text:p text:style-name="Standard">END LOOP;</text:p>
      <text:p text:style-name="Standard"/>
      <text:p text:style-name="Standard">LOOP</text:p>
      <text:p text:style-name="Standard"><text:s text:c="4"/>-- algum processamento</text:p>
      <text:p text:style-name="Standard"><text:s text:c="4"/>EXIT WHEN contador &gt; 0; <text:s/>-- mesmo resultado do exemplo acima</text:p>
      <text:p text:style-name="Standard">END LOOP;</text:p>
      <text:p text:style-name="Standard"/>
      <text:p text:style-name="Standard">BEGIN</text:p>
      <text:p text:style-name="Standard"><text:s text:c="4"/>-- algum processamento</text:p>
      <text:p text:style-name="Standard"><text:s text:c="4"/>IF estoque &gt; 100000 THEN</text:p>
      <text:p text:style-name="Standard"><text:s text:c="8"/>EXIT; <text:s/>-- causa a saída do bloco BEGIN</text:p>
      <text:p text:style-name="Standard"><text:soft-page-break/><text:s text:c="4"/>END IF;</text:p>
      <text:p text:style-name="Standard">END;</text:p>
      <text:p text:style-name="Standard"/>
      <text:p text:style-name="Standard"/>
      <text:p text:style-name="Standard">[&lt;&lt;rótulo&gt;&gt;]</text:p>
      <text:p text:style-name="Standard">WHILE expressão LOOP</text:p>
      <text:p text:style-name="Standard"><text:s text:c="4"/>instruções</text:p>
      <text:p text:style-name="Standard">END LOOP;</text:p>
      <text:p text:style-name="Standard"/>
      <text:p text:style-name="Standard">WHILE quantia_devida &gt; 0 AND saldo_do_certificado_de_bonus &gt; 0 LOOP</text:p>
      <text:p text:style-name="Standard"><text:s text:c="4"/>-- algum processamento</text:p>
      <text:p text:style-name="Standard">END LOOP;</text:p>
      <text:p text:style-name="Standard"/>
      <text:p text:style-name="Standard">WHILE NOT expressão_booleana LOOP</text:p>
      <text:p text:style-name="Standard"><text:s text:c="4"/>-- algum processamento</text:p>
      <text:p text:style-name="Standard">END LOOP;</text:p>
      <text:p text:style-name="Standard"/>
      <text:p text:style-name="Standard"/>
      <text:p text:style-name="Standard">[&lt;&lt;rótulo&gt;&gt;]</text:p>
      <text:p text:style-name="Standard">FOR nome IN [ REVERSE ] expressão .. expressão LOOP</text:p>
      <text:p text:style-name="Standard"><text:s text:c="4"/>instruções</text:p>
      <text:p text:style-name="Standard">END LOOP;</text:p>
      <text:p text:style-name="Standard"/>
      <text:p text:style-name="Standard">FOR i IN 1..10 LOOP</text:p>
      <text:p text:style-name="Standard"><text:s text:c="4"/>-- algum processamento</text:p>
      <text:p text:style-name="Standard"><text:s text:c="4"/>RAISE NOTICE 'i é %', i;</text:p>
      <text:p text:style-name="Standard">END LOOP;</text:p>
      <text:p text:style-name="Standard"/>
      <text:p text:style-name="Standard">FOR i IN REVERSE 10..1 LOOP</text:p>
      <text:p text:style-name="Standard"><text:s text:c="4"/>-- algum processamento</text:p>
      <text:p text:style-name="Standard">END LOOP;</text:p>
      <text:p text:style-name="Standard"/>
      <text:p text:style-name="Standard"/>
      <text:p text:style-name="Standard">[&lt;&lt;rótulo&gt;&gt;]</text:p>
      <text:p text:style-name="Standard">FOR registro_ou_linha IN comando LOOP</text:p>
      <text:p text:style-name="Standard"><text:s text:c="4"/>instruções</text:p>
      <text:p text:style-name="Standard">END LOOP;</text:p>
      <text:p text:style-name="Standard"/>
      <text:p text:style-name="Standard">CREATE FUNCTION cs_refresh_mviews() RETURNS integer AS $$</text:p>
      <text:p text:style-name="Standard">DECLARE</text:p>
      <text:p text:style-name="Standard"><text:s text:c="4"/>mviews RECORD;</text:p>
      <text:p text:style-name="Standard">BEGIN</text:p>
      <text:p text:style-name="Standard"><text:s text:c="4"/>PERFORM cs_log('Atualização das visões materializadas...');</text:p>
      <text:p text:style-name="Standard"/>
      <text:p text:style-name="Standard"><text:s text:c="4"/>FOR mviews IN SELECT * FROM cs_materialized_views ORDER BY sort_key LOOP</text:p>
      <text:p text:style-name="Standard"/>
      <text:p text:style-name="Standard"><text:s text:c="8"/>-- Agora "mviews" possui um registro de cs_materialized_views</text:p>
      <text:p text:style-name="Standard"/>
      <text:p text:style-name="Standard"><text:s text:c="8"/>PERFORM cs_log('Atualizando a visão materializada ' || quote_ident(mviews.mv_name) || ' ...');</text:p>
      <text:p text:style-name="Standard"><text:s text:c="8"/>EXECUTE 'TRUNCATE TABLE ' || quote_ident(mviews.mv_name);</text:p>
      <text:p text:style-name="Standard"><text:s text:c="8"/>EXECUTE 'INSERT INTO ' || quote_ident(mviews.mv_name) || ' ' || mviews.mv_query;</text:p>
      <text:p text:style-name="Standard"><text:soft-page-break/><text:s text:c="4"/>END LOOP;</text:p>
      <text:p text:style-name="Standard"/>
      <text:p text:style-name="Standard"><text:s text:c="4"/>PERFORM cs_log('Fim da atualização das visões materializadas.');</text:p>
      <text:p text:style-name="Standard"><text:s text:c="4"/>RETURN 1;</text:p>
      <text:p text:style-name="Standard">END;</text:p>
      <text:p text:style-name="Standard">$$ LANGUAGE plpgsql;</text:p>
      <text:p text:style-name="Standard"/>
      <text:p text:style-name="Standard"/>
      <text:p text:style-name="Standard">[&lt;&lt;rótulo&gt;&gt;]</text:p>
      <text:p text:style-name="Standard">FOR registro_ou_linha IN EXECUTE texto_da_expressão LOOP</text:p>
      <text:p text:style-name="Standard"><text:s text:c="4"/>instruções</text:p>
      <text:p text:style-name="Standard">END LOOP;</text:p>
      <text:p text:style-name="Standard"/>
      <text:p text:style-name="Standard">Captura de erros</text:p>
      <text:p text:style-name="Standard"/>
      <text:p text:style-name="Standard">[ &lt;&lt;rótulo&gt;&gt; ]</text:p>
      <text:p text:style-name="Standard">[ DECLARE</text:p>
      <text:p text:style-name="Standard"><text:s text:c="4"/>declarações ]</text:p>
      <text:p text:style-name="Standard">BEGIN</text:p>
      <text:p text:style-name="Standard"><text:s text:c="4"/>instruções</text:p>
      <text:p text:style-name="Standard">EXCEPTION</text:p>
      <text:p text:style-name="Standard"><text:s text:c="4"/>WHEN condição [ OR condição ... ] THEN</text:p>
      <text:p text:style-name="Standard"><text:s text:c="8"/>instruções_do_tratador</text:p>
      <text:p text:style-name="Standard"><text:s text:c="4"/>[ WHEN condição [ OR condição ... ] THEN</text:p>
      <text:p text:style-name="Standard"><text:s text:c="10"/>instruções_do_tratador</text:p>
      <text:p text:style-name="Standard"><text:s text:c="6"/>... ]</text:p>
      <text:p text:style-name="Standard">END;</text:p>
      <text:p text:style-name="Standard"/>
      <text:p text:style-name="Standard"><text:s text:c="4"/>INSERT INTO minha_tabela(nome, sobrenome) VALUES('Tom', 'Jones');</text:p>
      <text:p text:style-name="Standard"><text:s text:c="4"/>BEGIN</text:p>
      <text:p text:style-name="Standard"><text:s text:c="8"/>UPDATE minha_tabela SET nome = 'Joe' WHERE sobrenome = 'Jones';</text:p>
      <text:p text:style-name="Standard"><text:s text:c="8"/>x := x + 1;</text:p>
      <text:p text:style-name="Standard"><text:s text:c="8"/>y := x / 0;</text:p>
      <text:p text:style-name="Standard"><text:s text:c="4"/>EXCEPTION</text:p>
      <text:p text:style-name="Standard"><text:s text:c="8"/>WHEN division_by_zero THEN</text:p>
      <text:p text:style-name="Standard"><text:s text:c="12"/>RAISE NOTICE 'capturado division_by_zero';</text:p>
      <text:p text:style-name="Standard"><text:s text:c="12"/>RETURN x;</text:p>
      <text:p text:style-name="Standard"><text:s text:c="4"/>END;</text:p>
      <text:p text:style-name="Standard"/>
      <text:p text:style-name="Standard"/>
      <text:p text:style-name="Standard">Cursores</text:p>
      <text:p text:style-name="Standard">nome CURSOR [ ( argumentos ) ] FOR comando ;</text:p>
      <text:p text:style-name="Standard"/>
      <text:p text:style-name="Standard">DECLARE</text:p>
      <text:p text:style-name="Standard"><text:s text:c="4"/>curs1 refcursor;</text:p>
      <text:p text:style-name="Standard"><text:s text:c="4"/>curs2 CURSOR FOR SELECT * FROM tenk1;</text:p>
      <text:p text:style-name="Standard"><text:s text:c="4"/>curs3 CURSOR (chave integer) IS SELECT * FROM tenk1 WHERE unico1 = chave;</text:p>
      <text:p text:style-name="Standard"/>
      <text:p text:style-name="Standard">OPEN curs1 FOR SELECT * FROM foo WHERE chave = minha_chave;</text:p>
      <text:p text:style-name="Standard"/>
      <text:p text:style-name="Standard">OPEN curs1 FOR EXECUTE 'SELECT * FROM ' || quote_ident($1);</text:p>
      <text:p text:style-name="Standard"/>
      <text:p text:style-name="Standard"><text:soft-page-break/>OPEN curs2;</text:p>
      <text:p text:style-name="Standard">OPEN curs3(42);</text:p>
      <text:p text:style-name="Standard"/>
      <text:p text:style-name="Standard">FETCH curs1 INTO variável_linha;</text:p>
      <text:p text:style-name="Standard">FETCH curs2 INTO foo, bar, baz;</text:p>
      <text:p text:style-name="Standard"/>
      <text:p text:style-name="Standard">CLOSE curs1;</text:p>
      <text:p text:style-name="Standard">CREATE TABLE teste (col text);</text:p>
      <text:p text:style-name="Standard">INSERT INTO teste VALUES ('123');</text:p>
      <text:p text:style-name="Standard"/>
      <text:p text:style-name="Standard">CREATE FUNCTION reffunc(refcursor) RETURNS refcursor AS '</text:p>
      <text:p text:style-name="Standard">BEGIN</text:p>
      <text:p text:style-name="Standard"><text:s text:c="4"/>OPEN $1 FOR SELECT col FROM teste;</text:p>
      <text:p text:style-name="Standard"><text:s text:c="4"/>RETURN $1;</text:p>
      <text:p text:style-name="Standard">END;</text:p>
      <text:p text:style-name="Standard">' LANGUAGE plpgsql;</text:p>
      <text:p text:style-name="Standard"/>
      <text:p text:style-name="Standard">BEGIN;</text:p>
      <text:p text:style-name="Standard">SELECT reffunc('funccursor');</text:p>
      <text:p text:style-name="Standard"/>
      <text:p text:style-name="Standard"><text:s text:c="2"/>reffunc</text:p>
      <text:p text:style-name="Standard">------------</text:p>
      <text:p text:style-name="Standard"><text:s/>funccursor</text:p>
      <text:p text:style-name="Standard">(1 linha)</text:p>
      <text:p text:style-name="Standard"/>
      <text:p text:style-name="Standard">FETCH ALL IN funccursor;</text:p>
      <text:p text:style-name="Standard"/>
      <text:p text:style-name="Standard"><text:s/>col</text:p>
      <text:p text:style-name="Standard">-----</text:p>
      <text:p text:style-name="Standard"><text:s/>123</text:p>
      <text:p text:style-name="Standard">(1 linha)</text:p>
      <text:p text:style-name="Standard"/>
      <text:p text:style-name="Standard">COMMIT;</text:p>
      <text:p text:style-name="Standard"/>
      <text:p text:style-name="Standard">CREATE FUNCTION reffunc2() RETURNS refcursor AS '</text:p>
      <text:p text:style-name="Standard">DECLARE</text:p>
      <text:p text:style-name="Standard"><text:s text:c="4"/>ref refcursor;</text:p>
      <text:p text:style-name="Standard">BEGIN</text:p>
      <text:p text:style-name="Standard"><text:s text:c="4"/>OPEN ref FOR SELECT col FROM teste;</text:p>
      <text:p text:style-name="Standard"><text:s text:c="4"/>RETURN ref;</text:p>
      <text:p text:style-name="Standard">END;</text:p>
      <text:p text:style-name="Standard">' LANGUAGE plpgsql;</text:p>
      <text:p text:style-name="Standard"/>
      <text:p text:style-name="Standard">BEGIN;</text:p>
      <text:p text:style-name="Standard">SELECT reffunc2();</text:p>
      <text:p text:style-name="Standard"/>
      <text:p text:style-name="Standard"><text:s text:c="6"/>reffunc2</text:p>
      <text:p text:style-name="Standard">--------------------</text:p>
      <text:p text:style-name="Standard"><text:s/>&lt;unnamed portal 1&gt;</text:p>
      <text:p text:style-name="Standard">(1 linha)</text:p>
      <text:p text:style-name="Standard"/>
      <text:p text:style-name="Standard">FETCH ALL IN "&lt;unnamed cursor 1&gt;";</text:p>
      <text:p text:style-name="Standard"><text:soft-page-break/></text:p>
      <text:p text:style-name="Standard"><text:s/>col</text:p>
      <text:p text:style-name="Standard">-----</text:p>
      <text:p text:style-name="Standard"><text:s/>123</text:p>
      <text:p text:style-name="Standard">(1 linha)</text:p>
      <text:p text:style-name="Standard"/>
      <text:p text:style-name="Standard">COMMIT;</text:p>
      <text:p text:style-name="Standard"/>
      <text:p text:style-name="Standard"/>
      <text:p text:style-name="Standard"/>
      <text:p text:style-name="Standard">CREATE FUNCTION minha_funcao(refcursor, refcursor) RETURNS SETOF refcursor AS $$</text:p>
      <text:p text:style-name="Standard">BEGIN</text:p>
      <text:p text:style-name="Standard"><text:s text:c="4"/>OPEN $1 FOR SELECT * FROM tabela_1;</text:p>
      <text:p text:style-name="Standard"><text:s text:c="4"/>RETURN NEXT $1;</text:p>
      <text:p text:style-name="Standard"><text:s text:c="4"/>OPEN $2 FOR SELECT * FROM tabela_2;</text:p>
      <text:p text:style-name="Standard"><text:s text:c="4"/>RETURN NEXT $2;</text:p>
      <text:p text:style-name="Standard"><text:s text:c="4"/>RETURN;</text:p>
      <text:p text:style-name="Standard">END;</text:p>
      <text:p text:style-name="Standard">$$ LANGUAGE plpgsql;</text:p>
      <text:p text:style-name="Standard">-- é necessário estar em uma transação para poder usar cursor</text:p>
      <text:p text:style-name="Standard">BEGIN;</text:p>
      <text:p text:style-name="Standard"/>
      <text:p text:style-name="Standard">SELECT * FROM minha_funcao('a', 'b');</text:p>
      <text:p text:style-name="Standard"/>
      <text:p text:style-name="Standard">FETCH ALL FROM a;</text:p>
      <text:p text:style-name="Standard">FETCH ALL FROM b;</text:p>
      <text:p text:style-name="Standard">COMMIT;</text:p>
      <text:p text:style-name="Standard"/>
      <text:p text:style-name="Standard"/>
      <text:p text:style-name="Standard">Erros e mensagens</text:p>
      <text:p text:style-name="Standard">RAISE NOTICE 'Chamando cs_create_job(%)', v_job_id;</text:p>
      <text:p text:style-name="Standard"/>
      <text:p text:style-name="Standard">RAISE EXCEPTION 'ID inexistente --&gt; %', id_usuario;</text:p>
      <text:p text:style-name="Standard"/>
      <text:p text:style-name="Standard"/>
      <text:p text:style-name="Standard">Gatilhos escritos em PL/pgSQL</text:p>
      <text:p text:style-name="Standard"/>
      <text:p text:style-name="Standard">CREATE TABLE emp (</text:p>
      <text:p text:style-name="Standard"><text:s text:c="4"/>nome_emp <text:s text:c="6"/>text,</text:p>
      <text:p text:style-name="Standard"><text:s text:c="4"/>salario <text:s text:c="7"/>integer,</text:p>
      <text:p text:style-name="Standard"><text:s text:c="4"/>ultima_data <text:s text:c="3"/>timestamp,</text:p>
      <text:p text:style-name="Standard"><text:s text:c="4"/>ultimo_usuario text</text:p>
      <text:p text:style-name="Standard">);</text:p>
      <text:p text:style-name="Standard"/>
      <text:p text:style-name="Standard"/>
      <text:p text:style-name="Standard">CREATE FUNCTION emp_gatilho() RETURNS trigger AS $emp_gatilho$</text:p>
      <text:p text:style-name="Standard"><text:s text:c="4"/>BEGIN</text:p>
      <text:p text:style-name="Standard"><text:s text:c="8"/>-- Verificar se foi fornecido o nome e o salário do empregado</text:p>
      <text:p text:style-name="Standard"><text:s text:c="8"/>IF NEW.nome_emp IS NULL THEN</text:p>
      <text:p text:style-name="Standard"><text:s text:c="12"/>RAISE EXCEPTION 'O nome do empregado não pode ser nulo';</text:p>
      <text:p text:style-name="Standard"><text:s text:c="8"/>END IF;</text:p>
      <text:p text:style-name="Standard"><text:s text:c="8"/>IF NEW.salario IS NULL THEN</text:p>
      <text:p text:style-name="Standard"><text:soft-page-break/><text:s text:c="12"/>RAISE EXCEPTION '% não pode ter um salário nulo', NEW.nome_emp;</text:p>
      <text:p text:style-name="Standard"><text:s text:c="8"/>END IF;</text:p>
      <text:p text:style-name="Standard"/>
      <text:p text:style-name="Standard"><text:s text:c="8"/>-- Quem paga para trabalhar?</text:p>
      <text:p text:style-name="Standard"><text:s text:c="8"/>IF NEW.salario &lt; 0 THEN</text:p>
      <text:p text:style-name="Standard"><text:s text:c="12"/>RAISE EXCEPTION '% não pode ter um salário negativo', NEW.nome_emp;</text:p>
      <text:p text:style-name="Standard"><text:s text:c="8"/>END IF;</text:p>
      <text:p text:style-name="Standard"/>
      <text:p text:style-name="Standard"><text:s text:c="8"/>-- Registrar quem alterou a folha de pagamento e quando</text:p>
      <text:p text:style-name="Standard"><text:s text:c="8"/>NEW.ultima_data := 'now';</text:p>
      <text:p text:style-name="Standard"><text:s text:c="8"/>NEW.ultimo_usuario := current_user;</text:p>
      <text:p text:style-name="Standard"><text:s text:c="8"/>RETURN NEW;</text:p>
      <text:p text:style-name="Standard"><text:s text:c="4"/>END;</text:p>
      <text:p text:style-name="Standard">$emp_gatilho$ LANGUAGE plpgsql;</text:p>
      <text:p text:style-name="Standard"/>
      <text:p text:style-name="Standard"/>
      <text:p text:style-name="Standard">CREATE TRIGGER emp_gatilho BEFORE INSERT OR UPDATE ON emp</text:p>
      <text:p text:style-name="Standard"><text:s text:c="4"/>FOR EACH ROW EXECUTE PROCEDURE emp_gatilho();</text:p>
      <text:p text:style-name="Standard"/>
      <text:p text:style-name="Standard">INSERT INTO emp (nome_emp, salario) VALUES ('João',1000);</text:p>
      <text:p text:style-name="Standard">INSERT INTO emp (nome_emp, salario) VALUES ('José',1500);</text:p>
      <text:p text:style-name="Standard">INSERT INTO emp (nome_emp, salario) VALUES ('Maria',2500);</text:p>
      <text:p text:style-name="Standard"/>
      <text:p text:style-name="Standard">SELECT * FROM emp;</text:p>
      <text:p text:style-name="Standard"/>
      <text:p text:style-name="Standard"/>
      <text:p text:style-name="Standard">CREATE TABLE emp (</text:p>
      <text:p text:style-name="Standard"><text:s text:c="4"/>nome_emp <text:s text:c="6"/>text,</text:p>
      <text:p text:style-name="Standard"><text:s text:c="4"/>salario <text:s text:c="7"/>integer,</text:p>
      <text:p text:style-name="Standard"><text:s text:c="4"/>usu_cria <text:s text:c="6"/>text, <text:s text:c="7"/>-- Usuário que criou a linha</text:p>
      <text:p text:style-name="Standard"><text:s text:c="4"/>data_cria <text:s text:c="5"/>timestamp, <text:s text:c="2"/>-- Data da criação da linha</text:p>
      <text:p text:style-name="Standard"><text:s text:c="4"/>usu_atu <text:s text:c="7"/>text, <text:s text:c="7"/>-- Usuário que fez a atualização</text:p>
      <text:p text:style-name="Standard"><text:s text:c="4"/>data_atu <text:s text:c="6"/>timestamp <text:s text:c="3"/>-- Data da atualização</text:p>
      <text:p text:style-name="Standard">);</text:p>
      <text:p text:style-name="Standard"/>
      <text:p text:style-name="Standard">CREATE FUNCTION emp_gatilho() RETURNS trigger AS $emp_gatilho$</text:p>
      <text:p text:style-name="Standard"><text:s text:c="4"/>BEGIN</text:p>
      <text:p text:style-name="Standard"><text:s text:c="8"/>-- Verificar se foi fornecido o nome do empregado</text:p>
      <text:p text:style-name="Standard"><text:s text:c="8"/>IF NEW.nome_emp IS NULL THEN</text:p>
      <text:p text:style-name="Standard"><text:s text:c="12"/>RAISE EXCEPTION 'O nome do empregado não pode ser nulo';</text:p>
      <text:p text:style-name="Standard"><text:s text:c="8"/>END IF;</text:p>
      <text:p text:style-name="Standard"><text:s text:c="8"/>IF NEW.salario IS NULL THEN</text:p>
      <text:p text:style-name="Standard"><text:s text:c="12"/>RAISE EXCEPTION '% não pode ter um salário nulo', NEW.nome_emp;</text:p>
      <text:p text:style-name="Standard"><text:s text:c="8"/>END IF;</text:p>
      <text:p text:style-name="Standard"/>
      <text:p text:style-name="Standard"><text:s text:c="8"/>-- Quem paga para trabalhar?</text:p>
      <text:p text:style-name="Standard"><text:s text:c="8"/>IF NEW.salario &lt; 0 THEN</text:p>
      <text:p text:style-name="Standard"><text:s text:c="12"/>RAISE EXCEPTION '% não pode ter um salário negativo', NEW.nome_emp;</text:p>
      <text:p text:style-name="Standard"><text:s text:c="8"/>END IF;</text:p>
      <text:p text:style-name="Standard"/>
      <text:p text:style-name="Standard"><text:s text:c="8"/>-- Registrar quem criou a linha e quando</text:p>
      <text:p text:style-name="Standard"><text:s text:c="8"/>IF (TG_OP = 'INSERT') THEN</text:p>
      <text:p text:style-name="Standard"><text:soft-page-break/><text:s text:c="12"/>NEW.data_cria := current_timestamp;</text:p>
      <text:p text:style-name="Standard"><text:s text:c="12"/>NEW.usu_cria <text:s/>:= current_user;</text:p>
      <text:p text:style-name="Standard"><text:s text:c="8"/>-- Registrar quem alterou a linha e quando</text:p>
      <text:p text:style-name="Standard"><text:s text:c="8"/>ELSIF (TG_OP = 'UPDATE') THEN</text:p>
      <text:p text:style-name="Standard"><text:s text:c="12"/>NEW.data_atu := current_timestamp;</text:p>
      <text:p text:style-name="Standard"><text:s text:c="12"/>NEW.usu_atu <text:s/>:= current_user;</text:p>
      <text:p text:style-name="Standard"><text:s text:c="8"/>END IF;</text:p>
      <text:p text:style-name="Standard"><text:s text:c="8"/>RETURN NEW;</text:p>
      <text:p text:style-name="Standard"><text:s text:c="4"/>END;</text:p>
      <text:p text:style-name="Standard">$emp_gatilho$ LANGUAGE plpgsql;</text:p>
      <text:p text:style-name="Standard"/>
      <text:p text:style-name="Standard">CREATE TRIGGER emp_gatilho BEFORE INSERT OR UPDATE ON emp</text:p>
      <text:p text:style-name="Standard"><text:s text:c="4"/>FOR EACH ROW EXECUTE PROCEDURE emp_gatilho();</text:p>
      <text:p text:style-name="Standard"/>
      <text:p text:style-name="Standard">INSERT INTO emp (nome_emp, salario) VALUES ('João',1000);</text:p>
      <text:p text:style-name="Standard">INSERT INTO emp (nome_emp, salario) VALUES ('José',1500);</text:p>
      <text:p text:style-name="Standard">INSERT INTO emp (nome_emp, salario) VALUES ('Maria',250);</text:p>
      <text:p text:style-name="Standard">UPDATE emp SET salario = 2500 WHERE nome_emp = 'Maria';</text:p>
      <text:p text:style-name="Standard"/>
      <text:p text:style-name="Standard">SELECT * FROM emp;</text:p>
      <text:p text:style-name="Standard"/>
      <text:p text:style-name="Standard"/>
      <text:p text:style-name="P2">CREATE TABLE emp (</text:p>
      <text:p text:style-name="Standard"><text:s text:c="4"/>nome_emp <text:s text:c="3"/>text NOT NULL,</text:p>
      <text:p text:style-name="Standard"><text:s text:c="4"/>salario <text:s text:c="4"/>integer</text:p>
      <text:p text:style-name="Standard">);</text:p>
      <text:p text:style-name="Standard"/>
      <text:p text:style-name="Standard">CREATE TABLE emp_audit(</text:p>
      <text:p text:style-name="Standard"><text:s text:c="4"/>operacao <text:s text:c="3"/>char(1) <text:s text:c="2"/>NOT NULL,</text:p>
      <text:p text:style-name="Standard"><text:s text:c="4"/>usuario <text:s text:c="4"/>text <text:s text:c="5"/>NOT NULL,</text:p>
      <text:p text:style-name="Standard"><text:s text:c="4"/>data <text:s text:c="7"/>timestamp NOT NULL,</text:p>
      <text:p text:style-name="Standard"><text:s text:c="4"/>nome_emp <text:s text:c="3"/>text <text:s text:c="5"/>NOT NULL,</text:p>
      <text:p text:style-name="Standard"><text:s text:c="4"/>salario <text:s text:c="4"/>integer</text:p>
      <text:p text:style-name="Standard">);</text:p>
      <text:p text:style-name="Standard"/>
      <text:p text:style-name="Standard">CREATE OR REPLACE FUNCTION processa_emp_audit() RETURNS TRIGGER AS $emp_audit$</text:p>
      <text:p text:style-name="Standard"><text:s text:c="4"/>BEGIN</text:p>
      <text:p text:style-name="Standard"><text:s text:c="8"/>--</text:p>
      <text:p text:style-name="Standard"><text:s text:c="8"/>-- Cria uma linha na tabela emp_audit para refletir a operação</text:p>
      <text:p text:style-name="Standard"><text:s text:c="8"/>-- realizada na tabela emp. Utiliza a variável especial TG_OP</text:p>
      <text:p text:style-name="Standard"><text:s text:c="8"/>-- para descobrir a operação sendo realizada.</text:p>
      <text:p text:style-name="Standard"><text:s text:c="8"/>--</text:p>
      <text:p text:style-name="Standard"><text:s text:c="8"/>IF (TG_OP = 'DELETE') THEN</text:p>
      <text:p text:style-name="Standard"><text:s text:c="12"/>INSERT INTO emp_audit SELECT 'E', user, now(), OLD.*;</text:p>
      <text:p text:style-name="Standard"><text:s text:c="12"/>RETURN OLD;</text:p>
      <text:p text:style-name="Standard"><text:s text:c="8"/>ELSIF (TG_OP = 'UPDATE') THEN</text:p>
      <text:p text:style-name="Standard"><text:s text:c="12"/>INSERT INTO emp_audit SELECT 'A', user, now(), NEW.*;</text:p>
      <text:p text:style-name="Standard"><text:s text:c="12"/>RETURN NEW;</text:p>
      <text:p text:style-name="Standard"><text:s text:c="8"/>ELSIF (TG_OP = 'INSERT') THEN</text:p>
      <text:p text:style-name="Standard"><text:s text:c="12"/>INSERT INTO emp_audit SELECT 'I', user, now(), NEW.*;</text:p>
      <text:p text:style-name="Standard"><text:s text:c="12"/>RETURN NEW;</text:p>
      <text:p text:style-name="Standard"><text:s text:c="8"/>END IF;</text:p>
      <text:p text:style-name="Standard"><text:s text:c="8"/>RETURN NULL; -- o resultado é ignorado uma vez que este é um gatilho AFTER</text:p>
      <text:p text:style-name="Standard"><text:s text:c="4"/>END;</text:p>
      <text:p text:style-name="Standard">$emp_audit$ language plpgsql;</text:p>
      <text:p text:style-name="Standard"/>
      <text:p text:style-name="Standard">CREATE TRIGGER emp_audit</text:p>
      <text:p text:style-name="Standard">AFTER INSERT OR UPDATE OR DELETE ON emp</text:p>
      <text:p text:style-name="Standard"><text:s text:c="4"/>FOR EACH ROW EXECUTE PROCEDURE processa_emp_audit();</text:p>
      <text:p text:style-name="Standard"/>
      <text:p text:style-name="Standard">INSERT INTO emp (nome_emp, salario) VALUES ('João',1000);</text:p>
      <text:p text:style-name="Standard">INSERT INTO emp (nome_emp, salario) VALUES ('José',1500);</text:p>
      <text:p text:style-name="Standard">INSERT INTO emp (nome_emp, salario) VALUES ('Maria',250);</text:p>
      <text:p text:style-name="Standard">UPDATE emp SET salario = 2500 WHERE nome_emp = 'Maria';</text:p>
      <text:p text:style-name="Standard">DELETE FROM emp WHERE nome_emp = 'João';</text:p>
      <text:p text:style-name="Standard"/>
      <text:p text:style-name="Standard">SELECT * FROM emp;</text:p>
      <text:p text:style-name="Standard"/>
      <text:p text:style-name="Standard">SELECT * FROM emp_audit;</text:p>
      <text:p text:style-name="Standard"/>
      <text:p text:style-name="Standard"/>
      <text:p text:style-name="Standard"/>
      <text:p text:style-name="P2">CREATE TABLE emp (</text:p>
      <text:p text:style-name="Standard"><text:s text:c="4"/>id <text:s text:c="9"/>serial <text:s/>PRIMARY KEY,</text:p>
      <text:p text:style-name="Standard"><text:s text:c="4"/>nome_emp <text:s text:c="3"/>text <text:s text:c="3"/>NOT NULL,</text:p>
      <text:p text:style-name="Standard"><text:s text:c="4"/>salario <text:s text:c="4"/>integer</text:p>
      <text:p text:style-name="Standard">);</text:p>
      <text:p text:style-name="Standard"/>
      <text:p text:style-name="Standard">CREATE TABLE emp_audit(</text:p>
      <text:p text:style-name="Standard"><text:s text:c="4"/>usuario <text:s text:c="8"/>text <text:s text:c="5"/>NOT NULL,</text:p>
      <text:p text:style-name="Standard"><text:s text:c="4"/>data <text:s text:c="11"/>timestamp NOT NULL,</text:p>
      <text:p text:style-name="Standard"><text:s text:c="4"/>id <text:s text:c="13"/>integer <text:s text:c="2"/>NOT NULL,</text:p>
      <text:p text:style-name="Standard"><text:s text:c="4"/>coluna <text:s text:c="9"/>text <text:s text:c="5"/>NOT NULL,</text:p>
      <text:p text:style-name="Standard"><text:s text:c="4"/>valor_antigo <text:s text:c="3"/>text <text:s text:c="5"/>NOT NULL,</text:p>
      <text:p text:style-name="Standard"><text:s text:c="4"/>valor_novo <text:s text:c="5"/>text <text:s text:c="5"/>NOT NULL</text:p>
      <text:p text:style-name="Standard">);</text:p>
      <text:p text:style-name="Standard"/>
      <text:p text:style-name="Standard">CREATE OR REPLACE FUNCTION processa_emp_audit() RETURNS TRIGGER AS $emp_audit$</text:p>
      <text:p text:style-name="Standard"><text:s text:c="4"/>BEGIN</text:p>
      <text:p text:style-name="Standard"><text:s text:c="8"/>--</text:p>
      <text:p text:style-name="Standard"><text:s text:c="8"/>-- Não permitir atualizar a chave primária</text:p>
      <text:p text:style-name="Standard"><text:s text:c="8"/>--</text:p>
      <text:p text:style-name="Standard"><text:s text:c="8"/>IF (NEW.id &lt;&gt; OLD.id) THEN</text:p>
      <text:p text:style-name="Standard"><text:s text:c="12"/>RAISE EXCEPTION 'Não é permitido atualizar o campo ID';</text:p>
      <text:p text:style-name="Standard"><text:s text:c="8"/>END IF;</text:p>
      <text:p text:style-name="Standard"><text:s text:c="8"/>--</text:p>
      <text:p text:style-name="Standard"><text:s text:c="8"/>-- Inserir linhas na tabela emp_audit para refletir as alterações</text:p>
      <text:p text:style-name="Standard"><text:s text:c="8"/>-- realizada na tabela emp.</text:p>
      <text:p text:style-name="Standard"><text:s text:c="8"/>--</text:p>
      <text:p text:style-name="Standard"><text:s text:c="8"/>IF (NEW.nome_emp &lt;&gt; OLD.nome_emp) THEN</text:p>
      <text:p text:style-name="Standard"><text:s text:c="11"/>INSERT INTO emp_audit SELECT current_user, current_timestamp,</text:p>
      <text:p text:style-name="Standard"><text:s text:c="23"/>NEW.id, 'nome_emp', OLD.nome_emp, NEW.nome_emp;</text:p>
      <text:p text:style-name="Standard"><text:s text:c="8"/>END IF;</text:p>
      <text:p text:style-name="Standard"><text:s text:c="8"/>IF (NEW.salario &lt;&gt; OLD.salario) THEN</text:p>
      <text:p text:style-name="Standard"><text:s text:c="11"/>INSERT INTO emp_audit SELECT current_user, current_timestamp,</text:p>
      <text:p text:style-name="Standard"><text:s text:c="23"/>NEW.id, 'salario', OLD.salario, NEW.salario;</text:p>
      <text:p text:style-name="Standard"><text:s text:c="8"/>END IF;</text:p>
      <text:p text:style-name="Standard"><text:s text:c="8"/>RETURN NULL; -- o resultado é ignorado uma vez que este é um gatilho AFTER</text:p>
      <text:p text:style-name="Standard"><text:s text:c="4"/>END;</text:p>
      <text:p text:style-name="Standard">$emp_audit$ language plpgsql;</text:p>
      <text:p text:style-name="Standard"/>
      <text:p text:style-name="Standard">CREATE TRIGGER emp_audit</text:p>
      <text:p text:style-name="Standard">AFTER UPDATE ON emp</text:p>
      <text:p text:style-name="Standard"><text:s text:c="4"/>FOR EACH ROW EXECUTE PROCEDURE processa_emp_audit();</text:p>
      <text:p text:style-name="Standard"/>
      <text:p text:style-name="Standard">INSERT INTO emp (nome_emp, salario) VALUES ('João',1000);</text:p>
      <text:p text:style-name="Standard">INSERT INTO emp (nome_emp, salario) VALUES ('José',1500);</text:p>
      <text:p text:style-name="Standard">INSERT INTO emp (nome_emp, salario) VALUES ('Maria',2500);</text:p>
      <text:p text:style-name="Standard">UPDATE emp SET salario = 2500 WHERE id = 2;</text:p>
      <text:p text:style-name="Standard">UPDATE emp SET nome_emp = 'Maria Cecília' WHERE id = 3;</text:p>
      <text:p text:style-name="Standard">UPDATE emp SET id=100 WHERE id=1;</text:p>
      <text:p text:style-name="Standard">ERRO: <text:s/>Não é permitido atualizar o campo ID</text:p>
      <text:p text:style-name="Standard"/>
      <text:p text:style-name="Standard"><text:soft-page-break/>SELECT * FROM emp;</text:p>
      <text:p text:style-name="Standard"/>
      <text:p text:style-name="Standard">SELECT * FROM emp_audit;</text:p>
      <text:p text:style-name="Standard"/>
      <text:p text:style-name="Standard"/>
      <text:p text:style-name="P2">-</text:p>
      <text:p text:style-name="Standard">-- Main tables - time dimension and sales fact.</text:p>
      <text:p text:style-name="Standard">--</text:p>
      <text:p text:style-name="Standard">CREATE TABLE time_dimension (</text:p>
      <text:p text:style-name="Standard"><text:s text:c="4"/>time_key <text:s text:c="19"/>integer NOT NULL,</text:p>
      <text:p text:style-name="Standard"><text:s text:c="4"/>day_of_week <text:s text:c="16"/>integer NOT NULL,</text:p>
      <text:p text:style-name="Standard"><text:s text:c="4"/>day_of_month <text:s text:c="15"/>integer NOT NULL,</text:p>
      <text:p text:style-name="Standard"><text:s text:c="4"/>month <text:s text:c="22"/>integer NOT NULL,</text:p>
      <text:p text:style-name="Standard"><text:s text:c="4"/>quarter <text:s text:c="20"/>integer NOT NULL,</text:p>
      <text:p text:style-name="Standard"><text:s text:c="4"/>year <text:s text:c="23"/>integer NOT NULL</text:p>
      <text:p text:style-name="Standard">);</text:p>
      <text:p text:style-name="Standard">CREATE UNIQUE INDEX time_dimension_key ON time_dimension(time_key);</text:p>
      <text:p text:style-name="Standard"/>
      <text:p text:style-name="Standard">CREATE TABLE sales_fact (</text:p>
      <text:p text:style-name="Standard"><text:s text:c="4"/>time_key <text:s text:c="19"/>integer NOT NULL,</text:p>
      <text:p text:style-name="Standard"><text:s text:c="4"/>product_key <text:s text:c="16"/>integer NOT NULL,</text:p>
      <text:p text:style-name="Standard"><text:s text:c="4"/>store_key <text:s text:c="18"/>integer NOT NULL,</text:p>
      <text:p text:style-name="Standard"><text:s text:c="4"/>amount_sold <text:s text:c="16"/>numeric(12,2) NOT NULL,</text:p>
      <text:p text:style-name="Standard"><text:s text:c="4"/>units_sold <text:s text:c="17"/>integer NOT NULL,</text:p>
      <text:p text:style-name="Standard"><text:s text:c="4"/>amount_cost <text:s text:c="16"/>numeric(12,2) NOT NULL</text:p>
      <text:p text:style-name="Standard">);</text:p>
      <text:p text:style-name="Standard">CREATE INDEX sales_fact_time ON sales_fact(time_key);</text:p>
      <text:p text:style-name="Standard"/>
      <text:p text:style-name="Standard">--</text:p>
      <text:p text:style-name="Standard">-- Summary table - sales by time.</text:p>
      <text:p text:style-name="Standard">--</text:p>
      <text:p text:style-name="Standard">CREATE TABLE sales_summary_bytime (</text:p>
      <text:p text:style-name="Standard"><text:s text:c="4"/>time_key <text:s text:c="19"/>integer NOT NULL,</text:p>
      <text:p text:style-name="Standard"><text:s text:c="4"/>amount_sold <text:s text:c="16"/>numeric(15,2) NOT NULL,</text:p>
      <text:p text:style-name="Standard"><text:s text:c="4"/>units_sold <text:s text:c="17"/>numeric(12) NOT NULL,</text:p>
      <text:p text:style-name="Standard"><text:s text:c="4"/>amount_cost <text:s text:c="16"/>numeric(15,2) NOT NULL</text:p>
      <text:p text:style-name="Standard">);</text:p>
      <text:p text:style-name="Standard">CREATE UNIQUE INDEX sales_summary_bytime_key ON sales_summary_bytime(time_key);</text:p>
      <text:p text:style-name="Standard"/>
      <text:p text:style-name="Standard">--</text:p>
      <text:p text:style-name="Standard">-- Function and trigger to amend summarized column(s) on UPDATE, INSERT, DELETE.</text:p>
      <text:p text:style-name="Standard">--</text:p>
      <text:p text:style-name="Standard">CREATE OR REPLACE FUNCTION maint_sales_summary_bytime() RETURNS TRIGGER AS $maint_sales_summary_bytime$</text:p>
      <text:p text:style-name="Standard"><text:s text:c="4"/>DECLARE</text:p>
      <text:p text:style-name="Standard"><text:s text:c="8"/>delta_time_key <text:s text:c="9"/>integer;</text:p>
      <text:p text:style-name="Standard"><text:s text:c="8"/>delta_amount_sold <text:s text:c="6"/>numeric(15,2);</text:p>
      <text:p text:style-name="Standard"><text:s text:c="8"/>delta_units_sold <text:s text:c="7"/>numeric(12);</text:p>
      <text:p text:style-name="Standard"><text:s text:c="8"/>delta_amount_cost <text:s text:c="6"/>numeric(15,2);</text:p>
      <text:p text:style-name="Standard"><text:s text:c="4"/>BEGIN</text:p>
      <text:p text:style-name="Standard"/>
      <text:p text:style-name="Standard"><text:s text:c="8"/>-- Work out the increment/decrement amount(s).</text:p>
      <text:p text:style-name="Standard"><text:s text:c="8"/>IF (TG_OP = 'DELETE') THEN</text:p>
      <text:p text:style-name="Standard"/>
      <text:p text:style-name="Standard"><text:s text:c="12"/>delta_time_key = OLD.time_key;</text:p>
      <text:p text:style-name="Standard"><text:s text:c="12"/>delta_amount_sold = -1 * OLD.amount_sold;</text:p>
      <text:p text:style-name="Standard"><text:s text:c="12"/>delta_units_sold = -1 * OLD.units_sold;</text:p>
      <text:p text:style-name="Standard"><text:soft-page-break/><text:s text:c="12"/>delta_amount_cost = -1 * OLD.amount_cost;</text:p>
      <text:p text:style-name="Standard"/>
      <text:p text:style-name="Standard"><text:s text:c="8"/>ELSIF (TG_OP = 'UPDATE') THEN</text:p>
      <text:p text:style-name="Standard"/>
      <text:p text:style-name="Standard"><text:s text:c="12"/>-- forbid updates that change the time_key -</text:p>
      <text:p text:style-name="Standard"><text:s text:c="12"/>-- (probably not too onerous, as DELETE + INSERT is how most</text:p>
      <text:p text:style-name="Standard"><text:s text:c="12"/>-- changes will be made).</text:p>
      <text:p text:style-name="Standard"><text:s text:c="12"/>IF ( OLD.time_key != NEW.time_key) THEN</text:p>
      <text:p text:style-name="Standard"><text:s text:c="16"/>RAISE EXCEPTION 'Update of time_key : % -&gt; % not allowed', OLD.time_key, NEW.time_key;</text:p>
      <text:p text:style-name="Standard"><text:s text:c="12"/>END IF;</text:p>
      <text:p text:style-name="Standard"/>
      <text:p text:style-name="Standard"><text:s text:c="12"/>delta_time_key = OLD.time_key;</text:p>
      <text:p text:style-name="Standard"><text:s text:c="12"/>delta_amount_sold = NEW.amount_sold - OLD.amount_sold;</text:p>
      <text:p text:style-name="Standard"><text:s text:c="12"/>delta_units_sold = NEW.units_sold - OLD.units_sold;</text:p>
      <text:p text:style-name="Standard"><text:s text:c="12"/>delta_amount_cost = NEW.amount_cost - OLD.amount_cost;</text:p>
      <text:p text:style-name="Standard"/>
      <text:p text:style-name="Standard"><text:s text:c="8"/>ELSIF (TG_OP = 'INSERT') THEN</text:p>
      <text:p text:style-name="Standard"/>
      <text:p text:style-name="Standard"><text:s text:c="12"/>delta_time_key = NEW.time_key;</text:p>
      <text:p text:style-name="Standard"><text:s text:c="12"/>delta_amount_sold = NEW.amount_sold;</text:p>
      <text:p text:style-name="Standard"><text:s text:c="12"/>delta_units_sold = NEW.units_sold;</text:p>
      <text:p text:style-name="Standard"><text:s text:c="12"/>delta_amount_cost = NEW.amount_cost;</text:p>
      <text:p text:style-name="Standard"/>
      <text:p text:style-name="Standard"><text:s text:c="8"/>END IF;</text:p>
      <text:p text:style-name="Standard"/>
      <text:p text:style-name="Standard"/>
      <text:p text:style-name="Standard"><text:s text:c="8"/>-- Update the summary row with the new values.</text:p>
      <text:p text:style-name="Standard"><text:s text:c="8"/>UPDATE sales_summary_bytime</text:p>
      <text:p text:style-name="Standard"><text:s text:c="12"/>SET amount_sold = amount_sold + delta_amount_sold,</text:p>
      <text:p text:style-name="Standard"><text:s text:c="16"/>units_sold = units_sold + delta_units_sold,</text:p>
      <text:p text:style-name="Standard"><text:s text:c="16"/>amount_cost = amount_cost + delta_amount_cost</text:p>
      <text:p text:style-name="Standard"><text:s text:c="12"/>WHERE time_key = delta_time_key;</text:p>
      <text:p text:style-name="Standard"/>
      <text:p text:style-name="Standard"/>
      <text:p text:style-name="Standard"><text:s text:c="8"/>-- There might have been no row with this time_key (e.g new data!).</text:p>
      <text:p text:style-name="Standard"><text:s text:c="8"/>IF (NOT FOUND) THEN</text:p>
      <text:p text:style-name="Standard"><text:s text:c="12"/>BEGIN</text:p>
      <text:p text:style-name="Standard"><text:s text:c="16"/>INSERT INTO sales_summary_bytime (</text:p>
      <text:p text:style-name="Standard"><text:s text:c="28"/>time_key,</text:p>
      <text:p text:style-name="Standard"><text:s text:c="28"/>amount_sold,</text:p>
      <text:p text:style-name="Standard"><text:s text:c="28"/>units_sold,</text:p>
      <text:p text:style-name="Standard"><text:s text:c="28"/>amount_cost)</text:p>
      <text:p text:style-name="Standard"><text:s text:c="20"/>VALUES (</text:p>
      <text:p text:style-name="Standard"><text:s text:c="28"/>delta_time_key,</text:p>
      <text:p text:style-name="Standard"><text:s text:c="28"/>delta_amount_sold,</text:p>
      <text:p text:style-name="Standard"><text:s text:c="28"/>delta_units_sold,</text:p>
      <text:p text:style-name="Standard"><text:s text:c="28"/>delta_amount_cost</text:p>
      <text:p text:style-name="Standard"><text:s text:c="27"/>);</text:p>
      <text:p text:style-name="Standard"><text:s text:c="12"/>EXCEPTION</text:p>
      <text:p text:style-name="Standard"><text:s text:c="16"/>--</text:p>
      <text:p text:style-name="Standard"><text:s text:c="16"/>-- Catch race condition when two transactions are adding data</text:p>
      <text:p text:style-name="Standard"><text:soft-page-break/><text:s text:c="16"/>-- for a new time_key.</text:p>
      <text:p text:style-name="Standard"><text:s text:c="16"/>--</text:p>
      <text:p text:style-name="Standard"><text:s text:c="16"/>WHEN UNIQUE_VIOLATION THEN</text:p>
      <text:p text:style-name="Standard"><text:s text:c="20"/>UPDATE sales_summary_bytime</text:p>
      <text:p text:style-name="Standard"><text:s text:c="24"/>SET amount_sold = amount_sold + delta_amount_sold,</text:p>
      <text:p text:style-name="Standard"><text:s text:c="28"/>units_sold = units_sold + delta_units_sold,</text:p>
      <text:p text:style-name="Standard"><text:s text:c="28"/>amount_cost = amount_cost + delta_amount_cost</text:p>
      <text:p text:style-name="Standard"><text:s text:c="24"/>WHERE time_key = delta_time_key;</text:p>
      <text:p text:style-name="Standard"><text:s text:c="12"/>END;</text:p>
      <text:p text:style-name="Standard"><text:s text:c="8"/>END IF;</text:p>
      <text:p text:style-name="Standard"><text:s text:c="8"/>RETURN NULL;</text:p>
      <text:p text:style-name="Standard"/>
      <text:p text:style-name="Standard"><text:s text:c="4"/>END;</text:p>
      <text:p text:style-name="Standard">$maint_sales_summary_bytime$ LANGUAGE plpgsql;</text:p>
      <text:p text:style-name="Standard"/>
      <text:p text:style-name="Standard">CREATE TRIGGER maint_sales_summary_bytime</text:p>
      <text:p text:style-name="Standard">AFTER INSERT OR UPDATE OR DELETE ON sales_fact</text:p>
      <text:p text:style-name="Standard"><text:s text:c="4"/>FOR EACH ROW EXECUTE PROCEDURE maint_sales_summary_bytime();</text:p>
      <text:p text:style-name="Standard">CREATE TABLE agendamentos (</text:p>
      <text:p text:style-name="Standard"><text:s text:c="4"/>id <text:s text:c="9"/>SERIAL PRIMARY KEY,</text:p>
      <text:p text:style-name="Standard"><text:s text:c="4"/>nome <text:s text:c="7"/>TEXT,</text:p>
      <text:p text:style-name="Standard"><text:s text:c="4"/>evento <text:s text:c="5"/>TEXT,</text:p>
      <text:p text:style-name="Standard"><text:s text:c="4"/>data_inicio TIMESTAMP,</text:p>
      <text:p text:style-name="Standard"><text:s text:c="4"/>data_fim <text:s text:c="3"/>TIMESTAMP</text:p>
      <text:p text:style-name="Standard">);</text:p>
      <text:p text:style-name="Standard"/>
      <text:p text:style-name="Standard">CREATE FUNCTION fun_verifica_agendamentos() RETURNS "trigger" AS</text:p>
      <text:p text:style-name="Standard">$fun_verifica_agendamentos$</text:p>
      <text:p text:style-name="Standard"><text:s text:c="4"/>BEGIN</text:p>
      <text:p text:style-name="Standard"><text:s text:c="8"/>/* Verificar se a data de início é maior que a data de fim */</text:p>
      <text:p text:style-name="Standard"><text:s text:c="8"/>IF NEW.data_inicio &gt; NEW.data_fim THEN</text:p>
      <text:p text:style-name="Standard"><text:s text:c="11"/>RAISE EXCEPTION 'A data de início não pode ser maior que a data de fim';</text:p>
      <text:p text:style-name="Standard"><text:s text:c="8"/>END IF;</text:p>
      <text:p text:style-name="Standard"><text:s text:c="8"/>/* Verificar se há sobreposição com agendamentos existentes */</text:p>
      <text:p text:style-name="Standard"><text:s text:c="8"/>IF EXISTS (</text:p>
      <text:p text:style-name="Standard"><text:s text:c="12"/>SELECT 1</text:p>
      <text:p text:style-name="Standard"><text:s text:c="16"/>FROM agendamentos</text:p>
      <text:p text:style-name="Standard"><text:s text:c="16"/>WHERE nome = NEW.nome</text:p>
      <text:p text:style-name="Standard"><text:s text:c="18"/>AND ((data_inicio, data_fim) OVERLAPS</text:p>
      <text:p text:style-name="Standard"><text:s text:c="23"/>(NEW.data_inicio, NEW.data_fim))</text:p>
      <text:p text:style-name="Standard"><text:s text:c="8"/>)</text:p>
      <text:p text:style-name="Standard"><text:s text:c="8"/>THEN</text:p>
      <text:p text:style-name="Standard"><text:s text:c="12"/>RAISE EXCEPTION 'impossível agendar - existe outro compromisso';</text:p>
      <text:p text:style-name="Standard"><text:s text:c="8"/>END IF;</text:p>
      <text:p text:style-name="Standard"><text:s text:c="8"/>RETURN NEW;</text:p>
      <text:p text:style-name="Standard"><text:s text:c="4"/>END;</text:p>
      <text:p text:style-name="Standard">$fun_verifica_agendamentos$ LANGUAGE plpgsql;</text:p>
      <text:p text:style-name="Standard"/>
      <text:p text:style-name="Standard">COMMENT ON FUNCTION fun_verifica_agendamentos() IS</text:p>
      <text:p text:style-name="Standard"><text:s text:c="4"/>'Verifica se o agendamento é possível';</text:p>
      <text:p text:style-name="Standard"/>
      <text:p text:style-name="Standard">CREATE TRIGGER trg_agendamentos_ins</text:p>
      <text:p text:style-name="Standard"><text:soft-page-break/><text:s text:c="4"/>BEFORE INSERT ON agendamentos</text:p>
      <text:p text:style-name="Standard"><text:s text:c="4"/>FOR EACH ROW</text:p>
      <text:p text:style-name="Standard"><text:s text:c="4"/>EXECUTE PROCEDURE fun_verifica_agendamentos();</text:p>
      <text:p text:style-name="Standard"/>
      <text:p text:style-name="Standard">CREATE TRIGGER trg_agendamentos_upd</text:p>
      <text:p text:style-name="Standard"><text:s text:c="4"/>BEFORE UPDATE ON agendamentos</text:p>
      <text:p text:style-name="Standard"><text:s text:c="4"/>FOR EACH ROW</text:p>
      <text:p text:style-name="Standard"><text:s text:c="4"/>EXECUTE PROCEDURE fun_verifica_agendamentos();</text:p>
      <text:p text:style-name="Standard"/>
      <text:p text:style-name="Standard">=&gt; INSERT INTO agendamentos VALUES (DEFAULT,'Joana','Congresso','2005-08-23','2005-08-24');</text:p>
      <text:p text:style-name="Standard">=&gt; INSERT INTO agendamentos VALUES (DEFAULT,'Joana','Viagem','2005-08-24','2005-08-26');</text:p>
      <text:p text:style-name="Standard">=&gt; INSERT INTO agendamentos VALUES (DEFAULT,'Joana','Palestra','2005-08-23','2005-08-26');</text:p>
      <text:p text:style-name="Standard">ERRO: <text:s/>impossível agendar - existe outro compromisso</text:p>
      <text:p text:style-name="Standard">=&gt; INSERT INTO agendamentos VALUES (DEFAULT,'Maria','Cabeleireiro','2005-08-23 14:00:00','2005-08-23 15:00:00');</text:p>
      <text:p text:style-name="Standard">=&gt; INSERT INTO agendamentos VALUES (DEFAULT,'Maria','Manicure','2005-08-23 15:00:00','2005-08-23 16:00:00');</text:p>
      <text:p text:style-name="Standard">=&gt; INSERT INTO agendamentos VALUES (DEFAULT,'Maria','Médico','2005-08-23 14:30:00','2005-08-23 15:00:00');</text:p>
      <text:p text:style-name="Standard">ERRO: <text:s/>impossível agendar - existe outro compromisso</text:p>
      <text:p text:style-name="Standard">=&gt; UPDATE agendamentos SET data_inicio='2005-08-24' WHERE id=2;</text:p>
      <text:p text:style-name="Standard">ERRO: <text:s/>impossível agendar - existe outro compromisso</text:p>
      <text:p text:style-name="Standard">=&gt; SELECT * FROM agendamento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ibamar Sousa</meta:initial-creator>
    <meta:creation-date>2006-04-20T09:37:46</meta:creation-date>
    <dc:date>2017-06-15T08:53:16.138581532</dc:date>
    <meta:printed-by>Ribamar Sousa</meta:printed-by>
    <meta:print-date>2006-04-20T10:03:13</meta:print-date>
    <dc:language>en-US</dc:language>
    <meta:editing-cycles>8</meta:editing-cycles>
    <meta:editing-duration>PT1H26M10S</meta:editing-duration>
    <meta:document-statistic meta:table-count="0" meta:image-count="0" meta:object-count="0" meta:page-count="18" meta:paragraph-count="657" meta:word-count="2611" meta:character-count="21221" meta:non-whitespace-character-count="15837"/>
    <meta:user-defined meta:name="Info 1"/>
    <meta:user-defined meta:name="Info 2"/>
    <meta:user-defined meta:name="Info 3"/>
    <meta:user-defined meta:name="Info 4"/>
  </office:meta>
</office:document-meta>
</file>